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63cm" loext:decorative="false"/>
      <style:paragraph-properties style:writing-mode="lr-tb"/>
    </style:style>
    <style:style style:name="pr5" style:family="presentation" style:parent-style-name="Midnightblue-outline1">
      <style:graphic-properties fo:min-height="9.13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2.63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placeholder="true" presentation:user-transformed="true">
          <draw:text-box/>
        </draw:frame>
        <draw:frame presentation:style-name="pr2" draw:text-style-name="P1" draw:layer="layout" svg:width="26cm" svg:height="4.125cm" svg:x="1cm" svg:y="10.87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draw:frame presentation:style-name="pr4" draw:layer="layout" svg:width="26cm" svg:height="2cm" svg:x="1cm" svg:y="0.627cm" presentation:class="title" presentation:placeholder="true" presentation:user-transformed="true">
          <draw:text-box/>
        </draw:frame>
        <draw:frame presentation:style-name="pr5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draw:frame presentation:style-name="pr7" draw:layer="layout" svg:width="13cm" svg:height="4.5cm" svg:x="7.5cm" svg:y="4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="solid" draw:fill-color="#2c3e50"/>
      <style:text-properties fo:color="#ffffff" loext:opacity="100%"/>
    </style:style>
    <style:style style:name="Filled_20_Green" style:display-name="Filled Green" style:family="graphic" style:parent-style-name="Filled">
      <style:graphic-properties draw:fill="solid" draw:fill-color="#1abc9c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 draw:fill="solid" draw:fill-color="#ffffff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2c3e50" draw:fill="solid" draw:fill-color="#ffffff"/>
      <style:text-properties fo:color="#2c3e50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/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 draw:auto-grow-height="tru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tru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fo:font-size="18pt" fo:font-weight="bold" style:letter-kerning="true" style:font-size-asian="18pt" style:font-weight-asian="bold" style:font-size-complex="18pt" style:font-weight-complex="bold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fo:font-size="27pt" fo:font-style="normal" fo:text-shadow="none" style:text-underline-style="none" fo:font-weight="bold" style:letter-kerning="true" style:font-size-asian="27pt" style:font-style-asian="normal" style:font-weight-asian="bold" style:font-size-complex="2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Blue">
      <style:graphic-properties draw:stroke="none" draw:fill="solid" draw:fill-color="#2c3e50" fo:min-height="0cm" fo:min-width="0cm" style:protect="position size" loext:decorative="false"/>
    </style:style>
    <style:style style:name="Mgr4" style:family="graphic" style:parent-style-name="Filled_20_Green">
      <style:graphic-properties draw:stroke="solid" svg:stroke-color="#1abc9c" draw:fill="solid" draw:fill-color="#1abc9c" draw:opacity="100%" fo:min-height="0cm" fo:min-width="0cm" draw:shadow-opacity="100%" loext:decorative="false"/>
    </style:style>
    <style:style style:name="Mgr5" style:family="graphic" style:parent-style-name="Outlined_20_Green">
      <style:graphic-properties draw:stroke="solid" svg:stroke-width="0.2cm" svg:stroke-color="#1abc9c" draw:marker-start-width="0.51cm" draw:marker-end-width="0.51cm" draw:fill="solid" draw:fill-color="#ffffff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fo:min-height="0.75cm" loext:decorative="false"/>
      <style:paragraph-properties style:writing-mode="lr-tb"/>
    </style:style>
    <style:style style:name="Mpr2" style:family="presentation" style:parent-style-name="Midnightblue-backgroundobjects">
      <style:graphic-properties draw:textarea-vertical-align="middle" fo:min-height="1.25cm" loext:decorative="false"/>
      <style:paragraph-properties style:writing-mode="lr-tb"/>
    </style:style>
    <style:style style:name="Mpr3" style:family="presentation" style:parent-style-name="Midnightblue-backgroundobjects">
      <style:graphic-properties fo:min-height="1.484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fo:min-height="0.75cm" loext:decorative="false"/>
      <style:paragraph-properties style:writing-mode="lr-tb"/>
    </style:style>
    <style:style style:name="Mpr6" style:family="presentation" style:parent-style-name="Midnightblue1-backgroundobjects">
      <style:graphic-properties draw:textarea-vertical-align="middle" fo:min-height="1.5cm" loext:decorative="false"/>
      <style:paragraph-properties style:writing-mode="lr-tb"/>
    </style:style>
    <style:style style:name="Mpr7" style:family="presentation" style:parent-style-name="Midnightblue1-backgroundobjects">
      <style:graphic-properties fo:min-height="1.484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fo:min-height="0.75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fo:min-height="1.5cm" loext:decorative="false"/>
      <style:paragraph-properties style:writing-mode="lr-tb"/>
    </style:style>
    <style:style style:name="Mpr11" style:family="presentation" style:parent-style-name="Midnightblue2-backgroundobjects">
      <style:graphic-properties fo:min-height="1.484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</style:style>
    <style:style style:name="MP10" style:family="paragraph">
      <loext:graphic-properties draw:fill="none" draw:fill-color="#ffffff"/>
      <style:paragraph-properties fo:text-align="end"/>
    </style:style>
    <style:style style:name="MP11" style:family="paragraph">
      <loext:graphic-properties draw:fill="solid" draw:fill-color="#ffffff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style:use-window-font-color="true" loext:opacity="0%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1" draw:text-style-name="MP7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2" draw:text-style-name="MP7" draw:layer="backgroundobjects" svg:width="2cm" svg:height="1.25cm" svg:x="25.5cm" svg:y="14.37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4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4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5" draw:text-style-name="MP7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7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8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1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layer="backgroundobjects" svg:width="8cm" svg:height="0.75cm" svg:x="1cm" svg:y="15cm" presentation:class="date-time">
        <draw:text-box>
          <text:p><presentation:date-time/></text:p>
        </draw:text-box>
      </draw:frame>
      <draw:frame presentation:style-name="Mpr9" draw:text-style-name="MP7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12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layer="backgroundobjects" svg:width="9.113cm" svg:height="1.484cm" svg:x="0cm" svg:y="0cm" presentation:class="header">
          <draw:text-box>
            <text:p><text:span text:style-name="MT1"><presentation:header/></text:span></text:p>
          </draw:text-box>
        </draw:frame>
        <draw:frame presentation:style-name="Mpr11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2" draw:text-style-name="MP9" draw:layer="backgroundobjects" svg:width="9.113cm" svg:height="1.484cm" svg:x="0cm" svg:y="28.215cm" presentation:class="footer">
          <draw:text-box>
            <text:p><text:span text:style-name="MT1"><presentation:footer/></text:span></text:p>
          </draw:text-box>
        </draw:frame>
        <draw:frame presentation:style-name="Mpr12" draw:text-style-name="MP10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0:55:50.721301900</meta:creation-date>
    <dc:description>This work is licensed under a Creative Commons 0 License.
It makes use of the works of Jun NOGATA.</dc:description>
    <meta:generator>LibreOffice/24.2.7.2$Linux_AARCH64 LibreOffice_project/420$Build-2</meta:generator>
    <dc:title>Midnightblue</dc:title>
    <meta:editing-duration>P0D</meta:editing-duration>
    <meta:editing-cycles>1</meta:editing-cycles>
    <meta:document-statistic meta:object-count="61"/>
    <meta:template xlink:type="simple" xlink:actuate="onRequest" xlink:title="Midnightblue" xlink:href="../Midnightblue.otp" meta:date="2025-12-09T10:55:50.721636800"/>
  </office:meta>
</office:document-meta>
</file>